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roid Sans Mono" svg:font-family="'Droid Sans Mono', monospace, monospace"/>
    <style:font-face style:name="Inter" svg:font-family="Inter, Arial, 'Helvetica Neue', Helvetica, sans-serif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155b8d" officeooo:paragraph-rsid="00155b8d"/>
    </style:style>
    <style:style style:name="P2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1382f8" officeooo:paragraph-rsid="001382f8"/>
    </style:style>
    <style:style style:name="P3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223ce3" officeooo:paragraph-rsid="00223ce3"/>
    </style:style>
    <style:style style:name="P4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paragraph-rsid="00223ce3"/>
    </style:style>
    <style:style style:name="P5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paragraph-rsid="00223ce3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bold" officeooo:paragraph-rsid="00223ce3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bold" officeooo:paragraph-rsid="00223ce3"/>
    </style:style>
    <style:style style:name="P8" style:family="paragraph" style:parent-style-name="Standard">
      <style:text-properties fo:font-variant="normal" fo:text-transform="none" fo:color="#bf819e" loext:opacity="100%" style:font-name="SFMono-Regular" fo:font-size="10.5pt" fo:letter-spacing="normal" fo:font-style="normal" fo:font-weight="bold" officeooo:rsid="00155b8d" officeooo:paragraph-rsid="00155b8d" style:font-weight-asian="bold" style:font-weight-complex="bold"/>
    </style:style>
    <style:style style:name="P9" style:family="paragraph" style:parent-style-name="Standard">
      <style:text-properties fo:font-variant="normal" fo:text-transform="none" fo:color="#8d1d75" loext:opacity="100%" style:font-name="SFMono-Regular" fo:font-size="10.5pt" fo:letter-spacing="normal" fo:font-style="normal" fo:font-weight="normal" officeooo:paragraph-rsid="00223ce3" style:font-weight-asian="normal" style:font-weight-complex="normal"/>
    </style:style>
    <style:style style:name="P10" style:family="paragraph" style:parent-style-name="Standard">
      <style:text-properties fo:font-variant="normal" fo:text-transform="none" fo:color="#8d1d75" loext:opacity="100%" style:font-name="SFMono-Regular" fo:font-size="10.5pt" fo:letter-spacing="normal" fo:font-style="normal" fo:font-weight="bold" officeooo:rsid="00223ce3" officeooo:paragraph-rsid="00223ce3" style:font-weight-asian="bold" style:font-weight-complex="bold"/>
    </style:style>
    <style:style style:name="P11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rsid="001382f8" officeooo:paragraph-rsid="001382f8"/>
    </style:style>
    <style:style style:name="P12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rsid="00155b8d" officeooo:paragraph-rsid="00155b8d"/>
    </style:style>
    <style:style style:name="P13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rsid="00223ce3" officeooo:paragraph-rsid="00223ce3"/>
    </style:style>
    <style:style style:name="P14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paragraph-rsid="00223ce3"/>
    </style:style>
    <style:style style:name="P15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paragraph-rsid="004039f9"/>
    </style:style>
    <style:style style:name="P16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bold" officeooo:rsid="00223ce3" officeooo:paragraph-rsid="00223ce3" style:font-weight-asian="bold" style:font-weight-complex="bold"/>
    </style:style>
    <style:style style:name="P17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bold" officeooo:paragraph-rsid="00223ce3" style:font-weight-asian="bold" style:font-weight-complex="bold"/>
    </style:style>
    <style:style style:name="P18" style:family="paragraph" style:parent-style-name="Standard">
      <style:text-properties officeooo:rsid="0008f3ab" officeooo:paragraph-rsid="0008f3ab"/>
    </style:style>
    <style:style style:name="P19" style:family="paragraph" style:parent-style-name="Standard">
      <style:text-properties fo:color="#c9211e" loext:opacity="100%" officeooo:rsid="000b92b8" officeooo:paragraph-rsid="000b92b8"/>
    </style:style>
    <style:style style:name="P20" style:family="paragraph" style:parent-style-name="Standard">
      <style:paragraph-properties fo:break-before="page"/>
      <style:text-properties fo:color="#c9211e" loext:opacity="100%" officeooo:rsid="000b92b8" officeooo:paragraph-rsid="000b92b8"/>
    </style:style>
    <style:style style:name="P21" style:family="paragraph" style:parent-style-name="Standard">
      <style:text-properties fo:color="#c9211e" loext:opacity="100%" fo:font-weight="bold" officeooo:rsid="000eab82" officeooo:paragraph-rsid="000eab82" style:font-weight-asian="bold" style:font-weight-complex="bold"/>
    </style:style>
    <style:style style:name="P22" style:family="paragraph" style:parent-style-name="Standard">
      <style:text-properties fo:color="#000000" loext:opacity="100%" officeooo:rsid="000b92b8" officeooo:paragraph-rsid="000b92b8"/>
    </style:style>
    <style:style style:name="P23" style:family="paragraph" style:parent-style-name="Standard">
      <style:text-properties fo:color="#000000" loext:opacity="100%" fo:font-weight="bold" officeooo:rsid="0013124e" officeooo:paragraph-rsid="0013124e" style:font-weight-asian="bold" style:font-weight-complex="bold"/>
    </style:style>
    <style:style style:name="P24" style:family="paragraph" style:parent-style-name="Standard">
      <style:text-properties fo:color="#000000" loext:opacity="100%" officeooo:rsid="001382f8" officeooo:paragraph-rsid="001382f8"/>
    </style:style>
    <style:style style:name="P25" style:family="paragraph" style:parent-style-name="Standard">
      <style:text-properties fo:color="#000000" loext:opacity="100%" fo:font-weight="normal" officeooo:rsid="0018bb5f" officeooo:paragraph-rsid="0018bb5f" style:font-weight-asian="normal" style:font-weight-complex="normal"/>
    </style:style>
    <style:style style:name="P26" style:family="paragraph" style:parent-style-name="Standard">
      <style:text-properties fo:color="#000000" loext:opacity="100%" fo:font-weight="normal" officeooo:rsid="001b17f1" officeooo:paragraph-rsid="001b17f1" style:font-weight-asian="normal" style:font-weight-complex="normal"/>
    </style:style>
    <style:style style:name="P27" style:family="paragraph" style:parent-style-name="Standard">
      <style:text-properties fo:color="#000000" loext:opacity="100%" officeooo:rsid="0018bb5f" officeooo:paragraph-rsid="0018bb5f"/>
    </style:style>
    <style:style style:name="P28" style:family="paragraph" style:parent-style-name="Standard">
      <style:text-properties fo:color="#a1467e" loext:opacity="100%" fo:font-weight="bold" officeooo:rsid="0018bb5f" officeooo:paragraph-rsid="0018bb5f" style:font-weight-asian="bold" style:font-weight-complex="bold"/>
    </style:style>
    <style:style style:name="P29" style:family="paragraph" style:parent-style-name="Standard">
      <style:text-properties fo:color="#a1467e" loext:opacity="100%" style:font-name="SFMono-Regular" fo:font-weight="bold" officeooo:rsid="001da858" officeooo:paragraph-rsid="001da858" style:font-weight-asian="bold" style:font-weight-complex="bold"/>
    </style:style>
    <style:style style:name="P30" style:family="paragraph" style:parent-style-name="Standard">
      <style:text-properties fo:color="#d4d4d4" loext:opacity="100%" style:font-name="Droid Sans Mono" fo:font-size="10.5pt" fo:font-weight="normal" officeooo:rsid="001b17f1" officeooo:paragraph-rsid="001b17f1" fo:background-color="#1e1e1e" style:font-weight-asian="normal" style:font-weight-complex="normal"/>
    </style:style>
    <style:style style:name="P31" style:family="paragraph" style:parent-style-name="Standard">
      <style:paragraph-properties fo:line-height="100%"/>
      <style:text-properties fo:color="#d4d4d4" loext:opacity="100%" style:font-name="Droid Sans Mono" fo:font-size="10.5pt" fo:font-weight="normal" fo:background-color="#1e1e1e"/>
    </style:style>
    <style:style style:name="P32" style:family="paragraph" style:parent-style-name="Standard">
      <style:paragraph-properties fo:line-height="100%"/>
      <style:text-properties fo:color="#d4d4d4" loext:opacity="100%" fo:font-weight="normal"/>
    </style:style>
    <style:style style:name="P33" style:family="paragraph" style:parent-style-name="Standard">
      <style:paragraph-properties fo:line-height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eab82"/>
    </style:style>
    <style:style style:name="T3" style:family="text">
      <style:text-properties fo:color="#c9211e" loext:opacity="100%" officeooo:rsid="000efd98"/>
    </style:style>
    <style:style style:name="T4" style:family="text">
      <style:text-properties officeooo:rsid="000abb6e"/>
    </style:style>
    <style:style style:name="T5" style:family="text">
      <style:text-properties officeooo:rsid="000be158"/>
    </style:style>
    <style:style style:name="T6" style:family="text">
      <style:text-properties officeooo:rsid="000eab82"/>
    </style:style>
    <style:style style:name="T7" style:family="text">
      <style:text-properties officeooo:rsid="000efd98"/>
    </style:style>
    <style:style style:name="T8" style:family="text">
      <style:text-properties officeooo:rsid="00170724"/>
    </style:style>
    <style:style style:name="T9" style:family="text">
      <style:text-properties fo:color="#a1467e" loext:opacity="100%"/>
    </style:style>
    <style:style style:name="T10" style:family="text">
      <style:text-properties fo:color="#a1467e" loext:opacity="100%" officeooo:rsid="00223ce3"/>
    </style:style>
    <style:style style:name="T11" style:family="text">
      <style:text-properties fo:color="#569cd6" loext:opacity="100%"/>
    </style:style>
    <style:style style:name="T12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1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2" style:family="text">
      <style:text-properties fo:color="#6a9955" loext:opacity="100%"/>
    </style:style>
    <style:style style:name="T23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24" style:family="text">
      <style:text-properties fo:color="#4fc1ff" loext:opacity="100%"/>
    </style:style>
    <style:style style:name="T25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26" style:family="text">
      <style:text-properties fo:color="#c586c0" loext:opacity="100%"/>
    </style:style>
    <style:style style:name="T27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28" style:family="text">
      <style:text-properties fo:color="#b5cea8" loext:opacity="100%"/>
    </style:style>
    <style:style style:name="T29" style:family="text">
      <style:text-properties style:font-name="Droid Sans Mono" fo:font-size="10.5pt" fo:background-color="#1e1e1e" loext:char-shading-value="0"/>
    </style:style>
    <style:style style:name="T30" style:family="text">
      <style:text-properties officeooo:rsid="00223ce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ode.js: Express e Middlewares<text:tab/><text:tab/><text:tab/><text:tab/><text:tab/><text:tab/><text:tab/><text:tab/>20/12/2022</text:p>
      <text:p text:style-name="P18"/>
      <text:p text:style-name="P18">O <text:span text:style-name="T1">express</text:span> é um framework com o objetivo de <text:span text:style-name="T1">receber e enviar</text:span> respostas<text:span text:style-name="T4">(req, res)</text:span></text:p>
      <text:p text:style-name="P18"/>
      <text:p text:style-name="P21">IMPORTANTE:</text:p>
      <text:p text:style-name="P22">- <text:span text:style-name="T6">T</text:span>oda função passada para uma rota é um middleware. <text:span text:style-name="T5">Ou seja as callbacks quando fazíamos os roteamentos eram middleware.</text:span></text:p>
      <text:p text:style-name="P22"/>
      <text:p text:style-name="P22">- <text:span text:style-name="T6">O middlewares recebem 3 parâmetros (req, res, next)</text:span></text:p>
      <text:p text:style-name="P22"/>
      <text:p text:style-name="P22">- <text:span text:style-name="T6">O middlewares não precisa retornar nada. O express ignora o retorno dos midd,o que importa mesmo é se ele chamou ou não o método que </text:span><text:span text:style-name="T2">responda o request </text:span><text:span text:style-name="T7">ou se chamou ou não a função</text:span><text:span text:style-name="T3"> next.</text:span></text:p>
      <text:p text:style-name="P22"><text:span text:style-name="T3"/></text:p>
      <text:p text:style-name="P27"/>
      <text:p text:style-name="P23">Middlewares Assíncronos:</text:p>
      <text:p text:style-name="P23"/>
      <text:p text:style-name="P28">TOKENS:</text:p>
      <text:p text:style-name="P25">No arquivo <text:span text:style-name="T9">authdata.json</text:span> com um objeto mapeando tokens, quando uma requisição chega ela precisa de um cabeçalho X-API-TOKEN com um token dentro desse arquivo</text:p>
      <text:p text:style-name="P25"/>
      <text:p text:style-name="P26">Precisamos criar um middlewares para leitura desse token, e adicionar o codigo.</text:p>
      <text:p text:style-name="P26"/>
      <text:p text:style-name="P30"><text:span text:style-name="T11">const</text:span> <text:span text:style-name="T14">fs</text:span> = <text:span text:style-name="T16">require</text:span>(<text:span text:style-name="T18">'fs/promises'</text:span>);</text:p>
      <text:p text:style-name="P33"><text:span text:style-name="T15"><text:line-break/>module</text:span><text:span text:style-name="T13">.</text:span><text:span text:style-name="T15">exports</text:span><text:span text:style-name="T13"> = </text:span><text:span text:style-name="T12">async</text:span><text:span text:style-name="T13"> </text:span><text:span text:style-name="T12">function</text:span><text:span text:style-name="T13"> </text:span><text:span text:style-name="T17">apiCredentials</text:span><text:span text:style-name="T13">(</text:span><text:span text:style-name="T21">req</text:span><text:span text:style-name="T13">, </text:span><text:span text:style-name="T21">res</text:span><text:span text:style-name="T13">, </text:span><text:span text:style-name="T21">next</text:span><text:span text:style-name="T13">) { </text:span><text:span text:style-name="T23">// como vamos ler arquivos assincronamente, precisamos do async</text:span></text:p>
      <text:p text:style-name="P33"/>
      <text:p text:style-name="P31"><text:span text:style-name="T11">const</text:span> <text:span text:style-name="T24">token</text:span> = <text:span text:style-name="T20">req</text:span>.<text:span text:style-name="T16">header</text:span>(<text:span text:style-name="T18">'X-API-TOKEN'</text:span>); <text:span text:style-name="T22">// pega o token do cabeçalho, se houver</text:span></text:p>
      <text:p text:style-name="P33"><text:span text:style-name="T12">const</text:span><text:span text:style-name="T13"> </text:span><text:span text:style-name="T25">authdata</text:span><text:span text:style-name="T13"> = </text:span><text:span text:style-name="T27">await</text:span><text:span text:style-name="T13"> </text:span><text:span text:style-name="T15">fs</text:span><text:span text:style-name="T13">.</text:span><text:span text:style-name="T17">readFile</text:span><text:span text:style-name="T13">(</text:span><text:span text:style-name="T19">'./authdata.json'</text:span><text:span text:style-name="T13">, { </text:span><text:span text:style-name="T21">encoding:</text:span><text:span text:style-name="T13"> </text:span><text:span text:style-name="T19">'utf-8'</text:span><text:span text:style-name="T13"> }); </text:span><text:span text:style-name="T23">// lê o conteúdo do `./authdata.json` (relativo à raiz do projeto)</text:span></text:p>
      <text:p text:style-name="P33"><text:span text:style-name="T12">const</text:span><text:span text:style-name="T13"> </text:span><text:span text:style-name="T25">authorized</text:span><text:span text:style-name="T13"> = </text:span><text:span text:style-name="T21">JSON</text:span><text:span text:style-name="T13">.</text:span><text:span text:style-name="T17">parse</text:span><text:span text:style-name="T13">(</text:span><text:span text:style-name="T25">authdata</text:span><text:span text:style-name="T13">); </text:span><text:span text:style-name="T23">// readFile nos deu uma string, agora vamos carregar um objeto a partir dela</text:span></text:p>
      <text:p text:style-name="P33"><text:span text:style-name="T27">if</text:span><text:span text:style-name="T13"> (</text:span><text:span text:style-name="T25">token</text:span><text:span text:style-name="T13"> </text:span><text:span text:style-name="T12">in</text:span><text:span text:style-name="T13"> </text:span><text:span text:style-name="T25">authorized</text:span><text:span text:style-name="T13">) {</text:span></text:p>
      <text:p text:style-name="P31"><text:span text:style-name="T16">next</text:span>(); <text:tab/><text:tab/><text:tab/><text:span text:style-name="T22">// pode continuar</text:span></text:p>
      <text:p text:style-name="P31">} <text:span text:style-name="T26">else</text:span> {</text:p>
      <text:p text:style-name="P31"><text:span text:style-name="T20">res</text:span>.<text:span text:style-name="T16">sendStatus</text:span>(<text:span text:style-name="T28">401</text:span>); <text:tab/><text:span text:style-name="T22">// não autorizado</text:span></text:p>
      <text:p text:style-name="P31">}</text:p>
      <text:p text:style-name="P32"><text:span text:style-name="T29">};</text:span></text:p>
      <text:p text:style-name="P23"/>
      <text:p text:style-name="P24"/>
      <text:p text:style-name="P29">Erros Assíncronos:</text:p>
      <text:p text:style-name="P24">Para tratar os erros precisamos instalar um pacote:</text:p>
      <text:p text:style-name="P11">npm install express-async-errors@3.1.1 –save-dev</text:p>
      <text:p text:style-name="P2"/>
      <text:p text:style-name="P1">importar ele no arquivo app.js, <text:span text:style-name="T8">esse pacote vai altear o comportamento padrão do express</text:span></text:p>
      <text:p text:style-name="P12">require('express-async-errors'); // não precisa definir uma variável</text:p>
      <text:p text:style-name="P8"/>
      <text:p text:style-name="P8"/>
      <text:p text:style-name="P10">Middlewares de Terceiros:</text:p>
      <text:p text:style-name="P13"><text:span text:style-name="T31">express.static: </text:span>esse pacote <text:s/>pega o req.path e usa para procurar um arquivo(imagem)</text:p>
      <text:p text:style-name="P3">const app = express();</text:p>
      <text:p text:style-name="P3">// configura para procurar o path no diretório ./images</text:p>
      <text:p text:style-name="P3">app.use(express.static('./images'));</text:p>
      <text:p text:style-name="P3"/>
      <text:p text:style-name="P13"><text:soft-page-break/><text:span text:style-name="T31">cors: </text:span>permite que aplicações front-end consuma sua API</text:p>
      <text:p text:style-name="P14"><text:span text:style-name="T30">instalação: </text:span>npm install <text:a xlink:type="simple" xlink:href="mailto:cors@2.8" text:style-name="Internet_20_link" text:visited-style-name="Visited_20_Internet_20_Link">cors@2.8</text:a></text:p>
      <text:p text:style-name="P14"/>
      <text:p text:style-name="P3">const cors = require('cors');</text:p>
      <text:p text:style-name="P3">app.use(cors());</text:p>
      <text:p text:style-name="P3"/>
      <text:p text:style-name="P3"/>
      <text:p text:style-name="P16">Morgan:</text:p>
      <text:p text:style-name="P13">usado para imprimir no console todo acesso a algum endponint da nossa API, vai aparecer a requisição no nosso console</text:p>
      <text:p text:style-name="P4"><text:span text:style-name="T10">instalação: </text:span><text:span text:style-name="T9">npm install </text:span><text:a xlink:type="simple" xlink:href="mailto:morgan@1.10" text:style-name="Internet_20_link" text:visited-style-name="Visited_20_Internet_20_Link">morgan@1.10</text:a></text:p>
      <text:p text:style-name="P4"/>
      <text:p text:style-name="P4">const express = require('express');</text:p>
      <text:p text:style-name="P4">require('express-async-errors');</text:p>
      <text:p text:style-name="P4">const morgan = require('morgan');</text:p>
      <text:p text:style-name="P4"/>
      <text:p text:style-name="P4">const app = express();</text:p>
      <text:p text:style-name="P4">app.use(morgan('dev'));</text:p>
      <text:p text:style-name="P4">app.use(express.static('./images'));</text:p>
      <text:p text:style-name="P4"/>
      <text:p text:style-name="P4"/>
      <text:p text:style-name="P17">RETORNANDO 404 COM MIDDLEWARE GLOBAL:</text:p>
      <text:p text:style-name="P4"/>
      <text:p text:style-name="P4">app.put('/teams/:id', validateTeam, ... );</text:p>
      <text:p text:style-name="P4">app.delete('/teams/:id', ... );</text:p>
      <text:p text:style-name="P4"/>
      <text:p text:style-name="P4">// se ninguém respondeu, vai cair neste middleware</text:p>
      <text:p text:style-name="P4">app.use((req, res) =&gt; res.sendStatus(404));</text:p>
      <text:p text:style-name="P4"/>
      <text:p text:style-name="P4">module.exports = app;</text:p>
      <text:p text:style-name="P4"/>
      <text:p text:style-name="P4"/>
      <text:p text:style-name="P6">MIDDLEWARES DE ERRO:</text:p>
      <text:p text:style-name="P6"/>
      <text:p text:style-name="P14">app.use((err, req, res, _next) =&gt; {</text:p>
      <text:p text:style-name="P14"><text:s text:c="2"/>res.status(500).json({ message: `Algo deu errado! Mensagem: ${err.message}` });</text:p>
      <text:p text:style-name="P14">});</text:p>
      <text:p text:style-name="P4"/>
      <text:p text:style-name="P4">Middlewares de erro sempre devem vir depois de rotas e outros middlewares;</text:p>
      <text:p text:style-name="P4"/>
      <text:p text:style-name="P4">Middlewares de erro só recebem requisições se algum middleware lançar um erro ou chamar next(err) com algum parâmetro.</text:p>
      <text:p text:style-name="P4"/>
      <text:p text:style-name="P4">Middlewares de erro sempre devem receber quatro parâmetros</text:p>
      <text:p text:style-name="P4"/>
      <text:p text:style-name="P14">app.use((err, _req, _res, next) =&gt; {</text:p>
      <text:p text:style-name="P14"><text:s text:c="2"/>console.error(err.stack);</text:p>
      <text:p text:style-name="P15"><text:s text:c="2"/>next(err);<text:tab/><text:tab/><text:tab/>// passa o erro para o próximo middleware</text:p>
      <text:p text:style-name="P14">});</text:p>
      <text:p text:style-name="P14"/>
      <text:p text:style-name="P14">// app.use((err, _req, res, _next) =&gt; {</text:p>
      <text:p text:style-name="P14">// <text:s text:c="2"/>res.status(500).json({ message: `Algo deu errado! Mensagem: ${err.message}` });</text:p>
      <text:p text:style-name="P14">// });</text:p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<text:span text:style-name="T32">ROUTER MIDDLEWARE:</text:span></text:p>
      <text:p text:style-name="P5">Dentro do arquivo de rotas vamos chamar ele e exportar:</text:p>
      <text:p text:style-name="P5"/>
      <text:p text:style-name="P9">const router = express.Router()</text:p>
      <text:p text:style-name="P9"/>
      <text:p text:style-name="P9">aqui dentro vamos colocar todas as nossas rotas</text:p>
      <text:p text:style-name="P9"/>
      <text:p text:style-name="P9">modules.exports = router;</text:p>
      <text:p text:style-name="P5"/>
      <text:p text:style-name="P5">No arquivo APP.JS vamos importara as rotas:</text:p>
      <text:p text:style-name="P5"/>
      <text:p text:style-name="P9">const peopleRoutes = require(‘.routes/peloplesroutes.js’)</text:p>
      <text:p text:style-name="P9"/>
      <text:p text:style-name="P9">app.use(peopleRoutes);</text:p>
      <text:p text:style-name="P9"/>
      <text:p text:style-name="P20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roid Sans Mono" svg:font-family="'Droid Sans Mono', monospace, monospace"/>
    <style:font-face style:name="Inter" svg:font-family="Inter, Arial, 'Helvetica Neue', Helvetica, sans-serif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5:48:17.304294772</meta:creation-date>
    <dc:date>2022-12-20T16:44:04.518823985</dc:date>
    <meta:editing-duration>PT8H2M40S</meta:editing-duration>
    <meta:editing-cycles>65</meta:editing-cycles>
    <meta:generator>LibreOffice/7.3.6.2$Linux_X86_64 LibreOffice_project/30$Build-2</meta:generator>
    <meta:document-statistic meta:table-count="0" meta:image-count="0" meta:object-count="0" meta:page-count="4" meta:paragraph-count="72" meta:word-count="492" meta:character-count="3502" meta:non-whitespace-character-count="3059"/>
  </office:meta>
</office:document-meta>
</file>